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ee14" officeooo:paragraph-rsid="001cee14"/>
    </style:style>
    <style:style style:name="P2" style:family="paragraph" style:parent-style-name="Standard">
      <style:text-properties officeooo:rsid="001d7256" officeooo:paragraph-rsid="001d7256"/>
    </style:style>
    <style:style style:name="T1" style:family="text">
      <style:text-properties officeooo:rsid="001ed8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scal had an emphasis on structured design as compared to other languages at the time. It not only defined a clean and obvious structure with strict type checking that made reading and understanding the code itself much easier. This made the language easier to teach, especially in a time when access to computers was limited. Also designed by Niklaus Wirth, Modula-2 was originally intended for use on the Lilith personal workstation when personal workstations were still rare. It caught on quickly elsewhere because it added parallel compilation. It’s general abstraction abilities were attractive on their own, but being able to have separate people/teams working on separate parts of the same program was a game changer. ADA was developed by the Department of Defense as a Swiss Army Knife of languages. They need a language that was aimed at everything so that they didn’t have to ask which language was the right one for each separate project. As such ADA is known for having enormous complex compilers.</text:p>
      <text:p text:style-name="P1"/>
      <text:p text:style-name="P2">Languages and their compilations have evolved quite substantially since these languages were still new. Part of that is the fact that we learn over time and with each new language we understand better what to fix in the next. The systems within these programs are developed is another part of it, and these have also improved substantially over time. Pascal and Modula-2 brought about systemic changes in the way programs are developed that had to occur over time as students and companies gained interest in the field of computing. They also relied on access to machines in ways that wasn’t financially feasible beforehand. It’s a little ironic that I’m typing that on one of the many computers I personally own. The weakest of my computers is still quite powerful when compared to many of the systems from back then, but the same could be said about those systems as compared to what came before. ADA subsequently took advantage of that with it’s enormous compilers. They took heaps of disk space and no small amount of memory to run too. But it simplified so many facets of the development process that it was deemed worth it. </text:p>
      <text:p text:style-name="P2"/>
      <text:p text:style-name="P2">As I’ve stated throughout this discussion, these languages had some very real effects outside of just the code. Pascal la<text:span text:style-name="T1">id the framework of strict structuring languages and their value in teaching. This also had immense inspiration in how Modula-2 was able to streamline parallel programming. Without these languages software development would’ve been a major limiting factor in the development process and that could’ve dangerously hindered the growth and adaptation of computers as we know them today. Along with the help of ADA they also heavily encouraged stronger standardization with languages. If my code only runs on my machine, computers never would’ve caught on. In a time when many languages had hardware specific code, the development process was inherently more “in house” and updates had very high costs beyond just money. Teaching, parallel coding, large compilers, and lots of libraries, all encourage, and in a sense require, that code run the same across as many machines as possible. All of these are process features that we know today and it’s really interesting to learn and talk about where they came from and how they developed over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6:10:27.557000000</meta:creation-date>
    <dc:date>2020-04-09T17:07:00.507000000</dc:date>
    <meta:editing-duration>PT9M40S</meta:editing-duration>
    <meta:editing-cycles>1</meta:editing-cycles>
    <meta:document-statistic meta:table-count="0" meta:image-count="0" meta:object-count="0" meta:page-count="1" meta:paragraph-count="3" meta:word-count="547" meta:character-count="3303" meta:non-whitespace-character-count="2758"/>
    <meta:generator>LibreOffice/6.0.1.1$Windows_X86_64 LibreOffice_project/60bfb1526849283ce2491346ed2aa51c465abfe6</meta:generator>
  </office:meta>
</office:document-meta>
</file>